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77c6" officeooo:paragraph-rsid="000d77c6"/>
    </style:style>
    <style:style style:name="P2" style:family="paragraph" style:parent-style-name="Standard">
      <style:text-properties officeooo:rsid="000e2c3d" officeooo:paragraph-rsid="000e2c3d"/>
    </style:style>
    <style:style style:name="P3" style:family="paragraph" style:parent-style-name="Standard">
      <style:text-properties officeooo:rsid="000f405a" officeooo:paragraph-rsid="000f405a"/>
    </style:style>
    <style:style style:name="P4" style:family="paragraph" style:parent-style-name="Standard">
      <style:text-properties officeooo:rsid="001324a4" officeooo:paragraph-rsid="001324a4"/>
    </style:style>
    <style:style style:name="P5" style:family="paragraph" style:parent-style-name="Standard">
      <style:text-properties officeooo:rsid="0016c847" officeooo:paragraph-rsid="0016c847"/>
    </style:style>
    <style:style style:name="T1" style:family="text">
      <style:text-properties officeooo:rsid="000d9547"/>
    </style:style>
    <style:style style:name="T2" style:family="text">
      <style:text-properties officeooo:rsid="000e8355"/>
    </style:style>
    <style:style style:name="T3" style:family="text">
      <style:text-properties officeooo:rsid="000f76e7"/>
    </style:style>
    <style:style style:name="T4" style:family="text">
      <style:text-properties officeooo:rsid="00100ea6"/>
    </style:style>
    <style:style style:name="T5" style:family="text">
      <style:text-properties officeooo:rsid="00140d6c"/>
    </style:style>
    <style:style style:name="T6" style:family="text">
      <style:text-properties officeooo:rsid="0018adef"/>
    </style:style>
    <style:style style:name="T7" style:family="text">
      <style:text-properties officeooo:rsid="001bf17e"/>
    </style:style>
    <style:style style:name="T8" style:family="text">
      <style:text-properties officeooo:rsid="001d56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ing (of) sensations</text:p>
      <text:p text:style-name="P1"/>
      <text:p text:style-name="P1">Project <text:span text:style-name="T7">introduces</text:span> a conception <text:span text:style-name="T8">for</text:span> a mobile application. Main design assumption of application is induction of experiential audiovisual experiences. Adopted (utilized?) algorithm enables exploration of virtual world built from information. Value of information depends on its arrangement's structure.</text:p>
      <text:p text:style-name="P1"/>
      <text:p text:style-name="P1">Application's goal is arousal of recipient's senses. <text:span text:style-name="T1">By programming of recipient's sensations it models his experiences,(and) manipulates his perceptual habits. Real-time functioning causes constant update of virtual image. Artificial infinity refers in this case to processed structure of real space. User becomes an element circulating/swinging(?) in the chaos of impression. Sensation's intensity is proportional to the quantity of interaction.</text:span></text:p>
      <text:p text:style-name="P1"/>
      <text:p text:style-name="P2">Audiovisual data streams induce in the user a range of diverse reception strategies. Multitude of data <text:span text:style-name="T2">converts into a certain kind of chaos detaching the user from the existing reality causing destabilization. Reception of time and space is distorted.</text:span></text:p>
      <text:p text:style-name="P2"/>
      <text:p text:style-name="P3">Audio track is created in real-time. User's motion is <text:span text:style-name="T3">recorded </text:span>by a tracking <text:span text:style-name="T3">system,</text:span> composed of sensors and transmitting station, <text:span text:style-name="T4">and converted into sounds, which in turn is merged with the image. User himself creates most appropriate audiovisual space thus immersing in the model of this space. He becomes a participant in the multimedia spectacle.</text:span></text:p>
      <text:p text:style-name="P3"/>
      <text:p text:style-name="P4">Application's open architecture allows extension of the matrix in accordance with the user's needs. <text:span text:style-name="T5">Creation and conversion of three-dimensional data is possible by the use of an algorithm transforming features of real image into specific aspects of virtual representation. Virtual representation is based on the structure of real space. Space itself is a buffer uniting different realities. </text:span></text:p>
      <text:p text:style-name="P4"/>
      <text:p text:style-name="P5">Since all calculations are cloud-based the application is cross-platform. <text:span text:style-name="T6">Salient elements data is stored in the application's memory and submitted to transformation. User creates his own environment to which he can invite others. Each recipient becomes part of the project, an active participant creating his own sp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1T09:51:31.082119649</meta:creation-date>
    <dc:date>2015-06-01T11:12:01.273215008</dc:date>
    <meta:editing-duration>PT1H5M22S</meta:editing-duration>
    <meta:editing-cycles>18</meta:editing-cycles>
    <meta:generator>LibreOffice/4.2.4.2$Linux_x86 LibreOffice_project/420m0$Build-2</meta:generator>
    <meta:document-statistic meta:table-count="0" meta:image-count="0" meta:object-count="0" meta:page-count="1" meta:paragraph-count="7" meta:word-count="298" meta:character-count="2089" meta:non-whitespace-character-count="1797"/>
  </office:meta>
</office:document-meta>
</file>